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724a0" officeooo:paragraph-rsid="001724a0"/>
    </style:style>
    <style:style style:name="P2" style:family="paragraph" style:parent-style-name="Text_20_body">
      <style:paragraph-properties fo:text-align="justify" style:justify-single-word="false"/>
      <style:text-properties officeooo:paragraph-rsid="001724a0"/>
    </style:style>
    <style:style style:name="T1" style:family="text">
      <style:text-properties officeooo:rsid="00172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NN dataSet Chess Image</text:h>
      <text:p text:style-name="P2"/>
      <text:p text:style-name="P2"><text:span text:style-name="T1">Enlace al cuaderno en github: </text:span><text:a xlink:type="simple" xlink:href="https://github.com/Javiert54/bigData/tree/main/1CEIABDTA%20-%207RO/Programación%20de%20Inteligencia%20Artificial/TAREA%206%20CNN%20(Chess%20Data%20Set)" text:style-name="Internet_20_link" text:visited-style-name="Visited_20_Internet_20_Link">bigData/1CEIABDTA - 7RO/Programación de Inteligencia Artificial/TAREA 6 CNN (Chess Data Set) at main · Javiert54/bigData · GitHub</text:a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9:19:37.257000000</meta:creation-date>
    <dc:date>2025-02-21T19:28:37.249000000</dc:date>
    <meta:editing-duration>PT9M</meta:editing-duration>
    <meta:editing-cycles>1</meta:editing-cycles>
    <meta:document-statistic meta:table-count="0" meta:image-count="0" meta:object-count="0" meta:page-count="1" meta:paragraph-count="2" meta:word-count="26" meta:character-count="183" meta:non-whitespace-character-count="158"/>
    <meta:generator>LibreOffice/24.8.4.2$Windows_X86_64 LibreOffice_project/bb3cfa12c7b1bf994ecc5649a80400d06cd71002</meta:generator>
  </office:meta>
</office:document-meta>
</file>